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adornments="Normal" style:font-family-generic="roman" style:font-pitch="variable" style:font-charset="x-symbol"/>
    <style:font-face style:name="Arial" svg:font-family="Arial, Helvetica, sans-serif"/>
    <style:font-face style:name="Monaco" svg:font-family="Monaco, 'Bitstream Vera Sans Mono', 'Lucida Console', Terminal,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ubtitle">
      <style:text-properties fo:language="en" fo:country="US" officeooo:rsid="000ee262" officeooo:paragraph-rsid="000ee262"/>
    </style:style>
    <style:style style:name="P4" style:family="paragraph" style:parent-style-name="Text_20_body">
      <style:text-properties fo:language="en" fo:country="US" officeooo:paragraph-rsid="000ee262"/>
    </style:style>
    <style:style style:name="P5" style:family="paragraph" style:parent-style-name="Text_20_body">
      <style:text-properties fo:language="en" fo:country="US" officeooo:rsid="000ee262" officeooo:paragraph-rsid="000ee262"/>
    </style:style>
    <style:style style:name="P6" style:family="paragraph" style:parent-style-name="Contents_20_Heading">
      <style:text-properties fo:language="en" fo:country="US"/>
    </style:style>
    <style:style style:name="P7" style:family="paragraph" style:parent-style-name="Title">
      <style:text-properties fo:language="en" fo:country="US" officeooo:rsid="00463128" officeooo:paragraph-rsid="00463128"/>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7cm" style:type="right" style:leader-style="dotted" style:leader-text="."/>
        </style:tab-stops>
      </style:paragraph-properties>
    </style:style>
    <style:style style:name="P11" style:family="paragraph" style:parent-style-name="First_20_line_20_indent" style:list-style-name="WWNum1"/>
    <style:style style:name="P12" style:family="paragraph" style:parent-style-name="First_20_line_20_indent">
      <style:text-properties fo:language="en" fo:country="US" officeooo:paragraph-rsid="0012192c"/>
    </style:style>
    <style:style style:name="P13" style:family="paragraph" style:parent-style-name="Heading_20_1">
      <style:paragraph-properties fo:break-before="page"/>
      <style:text-properties officeooo:paragraph-rsid="0047d44e"/>
    </style:style>
    <style:style style:name="P14" style:family="paragraph" style:parent-style-name="Heading_20_2">
      <style:text-properties fo:language="en" fo:country="US" officeooo:rsid="004342ff" officeooo:paragraph-rsid="004342ff"/>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Heading_20_3">
      <style:text-properties officeooo:paragraph-rsid="004989fe"/>
    </style:style>
    <style:style style:name="P18" style:family="paragraph" style:parent-style-name="Standard">
      <style:text-properties officeooo:paragraph-rsid="004342ff"/>
    </style:style>
    <style:style style:name="P19" style:family="paragraph" style:parent-style-name="Standard" style:list-style-name="WWNum1">
      <style:paragraph-properties fo:margin-top="0cm" fo:margin-bottom="0.353cm" loext:contextual-spacing="false" fo:line-height="115%"/>
      <style:text-properties officeooo:paragraph-rsid="00463128"/>
    </style:style>
    <style:style style:name="P20" style:family="paragraph" style:parent-style-name="Standard" style:list-style-name="WWNum1">
      <style:paragraph-properties fo:margin-top="0cm" fo:margin-bottom="0.353cm" loext:contextual-spacing="false" fo:line-height="115%"/>
      <style:text-properties fo:font-weight="bold" officeooo:paragraph-rsid="00463128" style:font-weight-asian="bold" style:font-weight-complex="bold"/>
    </style:style>
    <style:style style:name="P21" style:family="paragraph" style:parent-style-name="Standard">
      <style:paragraph-properties fo:margin-top="0cm" fo:margin-bottom="0.353cm" loext:contextual-spacing="false" fo:line-height="115%"/>
      <style:text-properties fo:font-weight="normal" style:font-weight-asian="normal" style:font-weight-complex="normal"/>
    </style:style>
    <style:style style:name="P22" style:family="paragraph" style:parent-style-name="Standard" style:list-style-name="WWNum1">
      <style:paragraph-properties fo:margin-left="1.27cm" fo:margin-right="0cm" fo:margin-top="0cm" fo:margin-bottom="0.353cm" loext:contextual-spacing="false" fo:line-height="115%" fo:text-indent="-0.635cm" style:auto-text-indent="false"/>
    </style:style>
    <style:style style:name="P23" style:family="paragraph" style:parent-style-name="Standard" style:list-style-name="WWNum1">
      <style:paragraph-properties fo:margin-left="1.27cm" fo:margin-right="0cm" fo:margin-top="0cm" fo:margin-bottom="0.353cm" loext:contextual-spacing="false" fo:line-height="115%" fo:text-indent="-0.635cm" style:auto-text-indent="false"/>
      <style:text-properties officeooo:paragraph-rsid="00463128"/>
    </style:style>
    <style:style style:name="P24" style:family="paragraph" style:parent-style-name="Standard" style:list-style-name="">
      <style:paragraph-properties fo:margin-left="1.27cm" fo:margin-right="0cm" fo:margin-top="0cm" fo:margin-bottom="0.353cm" loext:contextual-spacing="false" fo:line-height="115%" fo:text-indent="-0.635cm" style:auto-text-indent="false"/>
    </style:style>
    <style:style style:name="P25" style:family="paragraph" style:parent-style-name="Standard" style:list-style-name="WWNum1aaaaaaaaaaa">
      <style:paragraph-properties fo:margin-left="1.27cm" fo:margin-right="0cm" fo:margin-top="0cm" fo:margin-bottom="0.353cm" loext:contextual-spacing="false" fo:line-height="115%" fo:text-indent="-0.635cm" style:auto-text-indent="false"/>
    </style:style>
    <style:style style:name="P26" style:family="paragraph" style:parent-style-name="Standard" style:list-style-name="WWNum1">
      <style:paragraph-properties fo:margin-left="1.27cm" fo:margin-right="0cm" fo:margin-top="0cm" fo:margin-bottom="0.353cm" loext:contextual-spacing="false" fo:line-height="115%" fo:text-indent="-0.635cm" style:auto-text-indent="false" fo:break-before="page"/>
    </style:style>
    <style:style style:name="P27" style:family="paragraph" style:parent-style-name="Standard" style:list-style-name="WWNum1">
      <style:paragraph-properties fo:margin-left="1.905cm" fo:margin-right="0cm" fo:line-height="115%" fo:text-indent="-0.635cm" style:auto-text-indent="false"/>
    </style:style>
    <style:style style:name="P28" style:family="paragraph" style:parent-style-name="Standard" style:list-style-name="WWNum1">
      <style:paragraph-properties fo:margin-left="1.905cm" fo:margin-right="0cm" fo:margin-top="0cm" fo:margin-bottom="0.353cm" loext:contextual-spacing="false" fo:line-height="115%" fo:text-indent="-0.635cm" style:auto-text-indent="false"/>
    </style:style>
    <style:style style:name="P29" style:family="paragraph" style:parent-style-name="Standard" style:list-style-name="WWNum1aaaaaaaaaaa">
      <style:paragraph-properties fo:margin-left="1.905cm" fo:margin-right="0cm" fo:margin-top="0cm" fo:margin-bottom="0.353cm" loext:contextual-spacing="false" fo:line-height="115%" fo:text-indent="-0.635cm" style:auto-text-indent="false"/>
    </style:style>
    <style:style style:name="P30" style:family="paragraph" style:parent-style-name="Standard" style:list-style-name="WWNum1">
      <style:paragraph-properties fo:margin-left="2.54cm" fo:margin-right="0cm" fo:line-height="115%" fo:text-indent="-0.635cm" style:auto-text-indent="false"/>
    </style:style>
    <style:style style:name="P31" style:family="paragraph" style:parent-style-name="Standard" style:list-style-name="WWNum1">
      <style:paragraph-properties fo:margin-left="2.54cm" fo:margin-right="0cm" fo:margin-top="0cm" fo:margin-bottom="0.353cm" loext:contextual-spacing="false" fo:line-height="115%" fo:text-indent="-0.635cm" style:auto-text-indent="false"/>
    </style:style>
    <style:style style:name="P32" style:family="paragraph" style:parent-style-name="Standard" style:list-style-name="WWNum1">
      <style:paragraph-properties fo:margin-left="2.54cm" fo:margin-right="0cm" fo:margin-top="0cm" fo:margin-bottom="0.353cm" loext:contextual-spacing="false" fo:line-height="115%" fo:text-indent="-0.635cm" style:auto-text-indent="false"/>
      <style:text-properties officeooo:paragraph-rsid="00463128"/>
    </style:style>
    <style:style style:name="P33" style:family="paragraph" style:parent-style-name="Standard" style:list-style-name="WWNum1aaaaaaaaaaa">
      <style:paragraph-properties fo:margin-left="2.54cm" fo:margin-right="0cm" fo:margin-top="0cm" fo:margin-bottom="0.353cm" loext:contextual-spacing="false" fo:line-height="115%" fo:text-indent="-0.635cm" style:auto-text-indent="false"/>
    </style:style>
    <style:style style:name="P34" style:family="paragraph" style:parent-style-name="Standard">
      <style:paragraph-properties fo:break-before="page"/>
    </style:style>
    <style:style style:name="P35" style:family="paragraph" style:parent-style-name="Text_20_body">
      <style:text-properties officeooo:paragraph-rsid="0047d44e"/>
    </style:style>
    <style:style style:name="T1" style:family="text">
      <style:text-properties fo:language="en" fo:country="US"/>
    </style:style>
    <style:style style:name="T2" style:family="text">
      <style:text-properties fo:language="en" fo:country="US" officeooo:rsid="00463128"/>
    </style:style>
    <style:style style:name="T3" style:family="text">
      <style:text-properties officeooo:rsid="00463128"/>
    </style:style>
    <style:style style:name="T4" style:family="text">
      <style:text-properties style:font-name="Calibri" fo:font-size="20pt" fo:language="pt" fo:country="none" fo:font-weight="bold" style:font-size-asian="20pt" style:font-weight-asian="bold"/>
    </style:style>
    <style:style style:name="T5" style:family="text">
      <style:text-properties style:font-name="Calibri" fo:font-size="20pt" fo:language="pt" fo:country="none" style:font-size-asian="20pt"/>
    </style:style>
    <style:style style:name="T6" style:family="text">
      <style:text-properties style:font-name="Calibri" fo:font-size="14pt" fo:language="pt" fo:country="none" style:font-size-asian="14pt"/>
    </style:style>
    <style:style style:name="T7" style:family="text">
      <style:text-properties style:font-name="Calibri" fo:font-size="14pt" fo:language="pt" fo:country="none" officeooo:rsid="0048475a" style:font-size-asian="14pt"/>
    </style:style>
    <style:style style:name="T8" style:family="text">
      <style:text-properties style:font-name="Calibri" fo:font-size="14pt" fo:language="pt" fo:country="none" fo:font-weight="bold" style:font-size-asian="14pt" style:font-weight-asian="bold"/>
    </style:style>
    <style:style style:name="T9" style:family="text">
      <style:text-properties style:font-name="Calibri" fo:font-size="14pt" fo:language="pt" fo:country="none" fo:font-weight="bold" style:font-size-asian="14pt" style:font-weight-asian="bold" style:font-weight-complex="bold"/>
    </style:style>
    <style:style style:name="T10" style:family="text">
      <style:text-properties style:font-name="Calibri" fo:font-size="14pt" fo:language="pt" fo:country="none" fo:font-weight="normal" style:font-size-asian="14pt" style:font-weight-asian="normal"/>
    </style:style>
    <style:style style:name="T11" style:family="text">
      <style:text-properties style:font-name="Calibri" fo:font-size="14pt" fo:language="pt" fo:country="none" style:text-underline-style="solid" style:text-underline-width="auto" style:text-underline-color="font-color" style:font-size-asian="14pt"/>
    </style:style>
    <style:style style:name="T12" style:family="text">
      <style:text-properties style:font-name="Calibri" fo:font-size="14pt" fo:language="pt" fo:country="none" style:text-underline-style="none" style:font-size-asian="14pt"/>
    </style:style>
    <style:style style:name="T13" style:family="text">
      <style:text-properties style:font-name="Calibri" fo:font-size="14pt" fo:language="pt" fo:country="none" style:text-underline-style="none" fo:font-weight="bold" style:font-size-asian="14pt" style:font-weight-asian="bold" style:font-weight-complex="bold"/>
    </style:style>
    <style:style style:name="T14" style:family="text">
      <style:text-properties fo:language="pt" fo:country="none"/>
    </style:style>
    <style:style style:name="T15" style:family="text">
      <style:text-properties style:text-underline-style="none" fo:font-weight="normal" style:font-weight-asian="normal" style:font-weight-complex="normal"/>
    </style:style>
    <style:style style:name="T16" style:family="text">
      <style:text-properties officeooo:rsid="0047d44e"/>
    </style:style>
    <style:style style:name="T17" style:family="text">
      <style:text-properties officeooo:rsid="004989fe"/>
    </style:style>
    <style:style style:name="T18" style:family="text">
      <style:text-properties officeooo:rsid="004aea5c"/>
    </style:style>
    <style:style style:name="T19" style:family="text">
      <style:text-properties fo:color="#bf0041" style:font-name="Liberation Sans" fo:font-size="18.2000007629395pt" fo:font-weight="bold" officeooo:rsid="004aea5c" style:font-name-asian="Microsoft YaHei" style:font-size-asian="18.2000007629395pt" style:font-weight-asian="bold" style:font-name-complex="Lucida Sans" style:font-size-complex="18.2000007629395pt" style:font-weight-complex="bold"/>
    </style:style>
    <style:style style:name="T20" style:family="text">
      <style:text-properties officeooo:rsid="004d689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irstcup Application</text:p>
      <text:p text:style-name="P3"/>
      <text:p text:style-name="P4"/>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text:p>
          </text:index-title>
          <text:p text:style-name="P8"><text:a xlink:type="simple" xlink:href="#__RefHeading___Toc252_2971461492" text:style-name="Index_20_Link" text:visited-style-name="Index_20_Link">Overview of Enterprise Applications<text:tab/>1</text:a></text:p>
          <text:p text:style-name="P9"><text:a xlink:type="simple" xlink:href="#__RefHeading___Toc743_4145810400" text:style-name="Index_20_Link" text:visited-style-name="Index_20_Link"><text:s/>Tiers<text:tab/>2</text:a></text:p>
          <text:p text:style-name="P10"><text:a xlink:type="simple" xlink:href="#__RefHeading___Toc451_4280238967" text:style-name="Index_20_Link" text:visited-style-name="Index_20_Link">The Client Tier<text:tab/>2</text:a></text:p>
          <text:p text:style-name="P10"><text:a xlink:type="simple" xlink:href="#__RefHeading___Toc453_4280238967" text:style-name="Index_20_Link" text:visited-style-name="Index_20_Link">The Middle Tier<text:tab/>2</text:a></text:p>
          <text:p text:style-name="P9"><text:a xlink:type="simple" xlink:href="#__RefHeading___Toc455_4280238967" text:style-name="Index_20_Link" text:visited-style-name="Index_20_Link">Java EE Servers and Containers<text:tab/>4</text:a></text:p>
          <text:p text:style-name="P10"><text:a xlink:type="simple" xlink:href="#__RefHeading___Toc457_4280238967" text:style-name="Index_20_Link" text:visited-style-name="Index_20_Link">The Web Container<text:tab/>4</text:a></text:p>
          <text:p text:style-name="P10"><text:a xlink:type="simple" xlink:href="#__RefHeading___Toc459_4280238967" text:style-name="Index_20_Link" text:visited-style-name="Index_20_Link">The EJB Container<text:tab/>4</text:a></text:p>
          <text:p text:style-name="P10"><text:a xlink:type="simple" xlink:href="#__RefHeading___Toc461_4280238967" text:style-name="Index_20_Link" text:visited-style-name="Index_20_Link">The Application Client Container<text:tab/>4</text:a></text:p>
          <text:p text:style-name="P8"><text:a xlink:type="simple" xlink:href="#__RefHeading___Toc463_4280238967" text:style-name="Index_20_Link" text:visited-style-name="Index_20_Link">Creating Your First Java EE Application<text:tab/>5</text:a></text:p>
          <text:p text:style-name="P9"><text:a xlink:type="simple" xlink:href="#__RefHeading___Toc465_4280238967" text:style-name="Index_20_Link" text:visited-style-name="Index_20_Link">Architecture of the Example Applications<text:tab/>5</text:a></text:p>
          <text:p text:style-name="P10"><text:a xlink:type="simple" xlink:href="#__RefHeading___Toc467_4280238967" text:style-name="Index_20_Link" text:visited-style-name="Index_20_Link">In module ducks-age:<text:tab/>5</text:a></text:p>
          <text:p text:style-name="P10"><text:a xlink:type="simple" xlink:href="#__RefHeading___Toc469_4280238967" text:style-name="Index_20_Link" text:visited-style-name="Index_20_Link">In module firstcup-war<text:tab/>5</text:a></text:p>
          <text:p text:style-name="P10"><text:a xlink:type="simple" xlink:href="#__RefHeading___Toc471_4280238967" text:style-name="Index_20_Link" text:visited-style-name="Index_20_Link">Tiers in the Example Applications<text:tab/>6</text:a></text:p>
          <text:p text:style-name="P10"><text:a xlink:type="simple" xlink:href="#__RefHeading___Toc473_4280238967" text:style-name="Index_20_Link" text:visited-style-name="Index_20_Link">Java EE Technologies Used in the Example Applications<text:tab/>6</text:a></text:p>
        </text:index-body>
      </text:table-of-content>
      <text:p text:style-name="P5"/>
      <text:p text:style-name="P5"/>
      <text:p text:style-name="P5"/>
      <text:p text:style-name="P5"/>
      <text:h text:style-name="Heading_20_1" text:outline-level="1"><text:bookmark-start text:name="__RefHeading___Toc252_2971461492"/>Overview of Enterprise Applications<text:bookmark-end text:name="__RefHeading___Toc252_2971461492"/></text:h>
      <text:p text:style-name="First_20_line_20_indent">The client tier consists of a client program that makes requests to the middle tier. The middle tier is divided into a web tier and a business tier, which handle client requests and process application data, storing it in a permanent data store in the data tier.</text:p>
      <text:p text:style-name="First_20_line_20_indent">Typically, <text:span text:style-name="T3">multi-tiered</text:span> applications have a client tier, a middle tier, and a data tier (often called the enterprise information systems tier). The client tier consists of a client program that makes requests to the middle tier. The middle tier is divided into a web tier and a business tier, which handle client requests and process application data, storing it in a permanent data store in the data tier.</text:p>
      <text:p text:style-name="Standard"/>
      <text:p text:style-name="P34"/>
      <text:h text:style-name="P14" text:outline-level="2"><text:bookmark-start text:name="__RefHeading___Toc743_4145810400"/><text:s/><text:span text:style-name="T3">Tiers</text:span><text:bookmark-end text:name="__RefHeading___Toc743_4145810400"/></text:h>
      <text:h text:style-name="Heading_20_3" text:outline-level="3"><text:bookmark-start text:name="__RefHeading___Toc451_4280238967"/>The Client Tier<text:bookmark-end text:name="__RefHeading___Toc451_4280238967"/></text:h>
      <text:list xml:id="list315634434" text:style-name="WWNum1">
        <text:list-header>
          <text:p text:style-name="P11">Clients can be a web browser, a standalone application and other servers.</text:p>
        </text:list-header>
      </text:list>
      <text:h text:style-name="Heading_20_3" text:outline-level="3"><text:bookmark-start text:name="__RefHeading___Toc453_4280238967"/>The Middle Tier <text:bookmark-end text:name="__RefHeading___Toc453_4280238967"/></text:h>
      <text:list xml:id="list172946583250006" text:continue-numbering="true" text:style-name="WWNum1">
        <text:list-item>
          <text:p text:style-name="P23"><text:span text:style-name="T8">The Web Tier </text:span></text:p>
          <text:list>
            <text:list-item>
              <text:p text:style-name="P19"><text:span text:style-name="T10">The web tier consists of components that handle the interaction between clients and the business tier. Its primary tasks are the following:</text:span></text:p>
            </text:list-item>
          </text:list>
        </text:list-item>
        <text:list-item>
          <text:p text:style-name="P30"><text:span text:style-name="T10">Dynamically generate content in various formats for the client</text:span></text:p>
        </text:list-item>
        <text:list-item>
          <text:p text:style-name="P30"><text:span text:style-name="T10">Collect input from users of the client interface and return appropriate results from the components in the business tier</text:span></text:p>
        </text:list-item>
        <text:list-item>
          <text:p text:style-name="P30"><text:span text:style-name="T10">Control the flow of screens or pages on the client</text:span></text:p>
        </text:list-item>
        <text:list-item>
          <text:p text:style-name="P30"><text:span text:style-name="T10">Maintain the state of data for a user’s session</text:span></text:p>
        </text:list-item>
        <text:list-item>
          <text:p text:style-name="P30"><text:span text:style-name="T10">Perform some basic logic and hold some data temporarily in managed beans</text:span></text:p>
        </text:list-item>
        <text:list-item>
          <text:p text:style-name="P27"><text:span text:style-name="T10">Above we list some of the main Java EE technologies that are used in the web tier in Java EE applications:</text:span></text:p>
        </text:list-item>
        <text:list-item>
          <text:p text:style-name="P30"><text:span text:style-name="T10">JFS:<text:tab/>A user interface component framework for web applications that allows you to include UI components (such as fields and buttons) on a XHTML page, called a Facelets page; convert and validate UI component data; save UI component data to server-side data stores; and maintain component state.</text:span></text:p>
        </text:list-item>
        <text:list-item>
          <text:p text:style-name="P30"><text:span text:style-name="T10">Expression Language: A set of standard tags used in Facelets pages to refer to Java EE components</text:span></text:p>
        </text:list-item>
        <text:list-item>
          <text:p text:style-name="P30"><text:span text:style-name="T10">Servlets:<text:tab/>Java programming language classes that dynamically process requests and construct responses, usually for HTML pages.</text:span></text:p>
        </text:list-item>
        <text:list-item>
          <text:p text:style-name="P30"><text:span text:style-name="T10">Contexts and Dependency Injection for Java EE: A set of contextual services that make it easy for developers to use enterprise beans along with JavaServer Faces technology in web applications.</text:span></text:p>
          <text:p text:style-name="P30"><text:span text:style-name="T10"/></text:p>
        </text:list-item>
      </text:list>
      <text:p text:style-name="P24"><text:span text:style-name="T8"/></text:p>
      <text:list xml:id="list172947452156399" text:continue-numbering="true" text:style-name="WWNum1">
        <text:list-item>
          <text:p text:style-name="P26"><text:span text:style-name="T8">The Business Tier </text:span></text:p>
        </text:list-item>
        <text:list-item>
          <text:p text:style-name="P28"><text:span text:style-name="T10">The business tier consists of components that provide the business logic for an application. The following Java EE technologies are among those that are used in the business tier:</text:span></text:p>
        </text:list-item>
        <text:list-item>
          <text:p text:style-name="P31"><text:span text:style-name="T10">Enterprise JavaBeans (enterprise bean) components</text:span></text:p>
        </text:list-item>
        <text:list-item>
          <text:p text:style-name="P31"><text:span text:style-name="T10">AX-RS RESTful web services</text:span></text:p>
        </text:list-item>
        <text:list-item>
          <text:p text:style-name="P32"><text:span text:style-name="T10">Java Persistence API entities</text:span></text:p>
        </text:list-item>
        <text:list-item>
          <text:p text:style-name="P20">The EIS Tier. </text:p>
        </text:list-item>
        <text:list-item>
          <text:p text:style-name="P22"><text:span text:style-name="T10">The EIS (Enterprise information System) tier consists of database servers, enterprise resource planning systems, and other legacy data sources, like mainframes. These resources typically are located on a separate machine from the Java EE server, and are accessed by components on the business tier. The following Java EE technologies are used to access the EIS tier in Java EE applications:</text:span></text:p>
        </text:list-item>
        <text:list-item>
          <text:p text:style-name="P28"><text:span text:style-name="T10">The Java Database Connectivity API (JDBC)</text:span></text:p>
        </text:list-item>
        <text:list-item>
          <text:p text:style-name="P28"><text:span text:style-name="T10">The Java Persistence API</text:span></text:p>
        </text:list-item>
        <text:list-item>
          <text:p text:style-name="P28"><text:span text:style-name="T10">The Java EE Connector Architecture</text:span></text:p>
        </text:list-item>
        <text:list-item>
          <text:p text:style-name="P28"><text:span text:style-name="T10">The Java Transaction API (JTA)</text:span></text:p>
        </text:list-item>
      </text:list>
      <text:p text:style-name="P18"><text:span text:style-name="T2"/></text:p>
      <text:p text:style-name="P12"/>
      <text:h text:style-name="P15" text:outline-level="2"/>
      <text:h text:style-name="P16" text:outline-level="2"><text:bookmark-start text:name="__RefHeading___Toc455_4280238967"/>Java EE Servers and Containers<text:bookmark-end text:name="__RefHeading___Toc455_4280238967"/></text:h>
      <text:p text:style-name="First_20_line_20_indent">Java EE servers host several application component types that correspond to the tiers in a <text:span text:style-name="T3">multi-tiered</text:span> application. The Java EE server provides services to these components in the form of a container. Java EE containers are the interface between the component and the lower-level functionality provided by the platform to support that component. </text:p>
      <text:h text:style-name="Heading_20_3" text:outline-level="3"><text:bookmark-start text:name="__RefHeading___Toc457_4280238967"/>The Web Container<text:bookmark-end text:name="__RefHeading___Toc457_4280238967"/></text:h>
      <text:p text:style-name="First_20_line_20_indent">The web container is the interface between web components and the web server. A web component can be a servlet or a JavaServer Faces Facelets page. The container manages the component’s life cycle, dispatches requests to application components, and provides interfaces to context data, such as information about the current request.</text:p>
      <text:h text:style-name="Heading_20_3" text:outline-level="3"><text:bookmark-start text:name="__RefHeading___Toc459_4280238967"/>The EJB Container<text:bookmark-end text:name="__RefHeading___Toc459_4280238967"/></text:h>
      <text:p text:style-name="First_20_line_20_indent">The EJB container is the interface between enterprise beans, which provide the business logic in a Java EE application, and the Java EE server. The EJB container runs on the Java EE server and manages the execution of an application’s enterprise beans.</text:p>
      <text:h text:style-name="Heading_20_3" text:outline-level="3"><text:bookmark-start text:name="__RefHeading___Toc461_4280238967"/>The Application Client Container<text:bookmark-end text:name="__RefHeading___Toc461_4280238967"/></text:h>
      <text:p text:style-name="First_20_line_20_indent">The application client container is the interface between Java EE application clients (special Java SE applications that use Java EE server components) and the Java EE server. The application client container runs on the client machine and is the gateway between the client application and the Java EE server components that the client uses.</text:p>
      <text:h text:style-name="P13" text:outline-level="1"><text:bookmark-start text:name="__RefHeading___Toc463_4280238967"/><text:span text:style-name="T16">C</text:span><text:span text:style-name="T19">reating</text:span><text:span text:style-name="T16"> Y</text:span><text:span text:style-name="T18">our</text:span><text:span text:style-name="T16"> F</text:span><text:span text:style-name="T18">irst</text:span><text:span text:style-name="T16"> J</text:span><text:span text:style-name="T18">ava</text:span><text:span text:style-name="T16"> EE A</text:span><text:span text:style-name="T18">pplication</text:span><text:bookmark-end text:name="__RefHeading___Toc463_4280238967"/></text:h>
      <text:p text:style-name="P35"/>
      <text:h text:style-name="Heading_20_2" text:outline-level="2"><text:bookmark-start text:name="__RefHeading___Toc465_4280238967"/>Architecture of the Example Applications<text:bookmark-end text:name="__RefHeading___Toc465_4280238967"/></text:h>
      <text:p text:style-name="P21"><text:span text:style-name="T6">The example applications consist of </text:span><text:span text:style-name="T7">two modules and</text:span><text:span text:style-name="T6"> four main components: </text:span></text:p>
      <text:h text:style-name="Heading_20_3" text:outline-level="3"><text:bookmark-start text:name="__RefHeading___Toc467_4280238967"/>In module ducks-age:<text:bookmark-end text:name="__RefHeading___Toc467_4280238967"/></text:h>
      <text:list xml:id="list2855097511" text:style-name="WWNum1aaaaaaaaaaa">
        <text:list-item>
          <text:p text:style-name="P25"><text:span text:style-name="T9">DukesAgeResource</text:span><text:span text:style-name="T6">, a JAX-RS RESTful web service; (</text:span><text:span text:style-name="T9">business tier</text:span><text:span text:style-name="T6">)</text:span></text:p>
        </text:list-item>
        <text:list-item>
          <text:p text:style-name="P29"><text:span text:style-name="T6">DukesAgeResource.java is a JAX-RS resource that calculates the age of Duke, the Java mascot. Duke was born May 23, 1995</text:span></text:p>
        </text:list-item>
      </text:list>
      <text:h text:style-name="Heading_20_3" text:outline-level="3"><text:bookmark-start text:name="__RefHeading___Toc469_4280238967"/>In module firstcup-<text:span text:style-name="T18">war</text:span><text:bookmark-end text:name="__RefHeading___Toc469_4280238967"/></text:h>
      <text:list xml:id="list172947131100129" text:continue-numbering="true" text:style-name="WWNum1aaaaaaaaaaa">
        <text:list-item>
          <text:p text:style-name="P25"><text:span text:style-name="T9">DukesBirthdayBean</text:span><text:span text:style-name="T6">, an enterprise bean; (</text:span><text:span text:style-name="T13">business tier</text:span><text:span text:style-name="T6">)</text:span></text:p>
        </text:list-item>
        <text:list-item>
          <text:p text:style-name="P29"><text:span text:style-name="T6">DukesBirthdayBean.java is a local, no-interface view stateless session bean that calculates the difference between the user’s age and Duke’s age and stores the user-submitted data in a Java Persistence API entity.</text:span></text:p>
        </text:list-item>
        <text:list-item>
          <text:p text:style-name="P25"><text:span text:style-name="T9">FirstcupUser</text:span><text:span text:style-name="T6">, a Java Persistence API entity; (</text:span><text:span text:style-name="T9">business tier</text:span><text:span text:style-name="T6">)</text:span></text:p>
        </text:list-item>
        <text:list-item>
          <text:p text:style-name="P29"><text:span text:style-name="T6">FirstcupUser.java is a Java Persistence API entity that represents a particular user’s birthday. It is stored in an Apache Derby table and managed by the DukesBirthdayBean business methods.</text:span></text:p>
        </text:list-item>
        <text:list-item>
          <text:p text:style-name="P25"><text:span text:style-name="T9">Firstcup-war</text:span><text:span text:style-name="T6">, a web application created with JavaServer Faces thecnology (</text:span><text:span text:style-name="T9">web tier</text:span><text:span text:style-name="T6">)</text:span></text:p>
        </text:list-item>
        <text:list-item>
          <text:p text:style-name="P29"><text:span text:style-name="T6">The firstcup-war web application is a JavaServer Faces Facelets application that accesses DukesAgeResource to display Duke’s age, reads in a date provided by the user, accesses DukesBirthdayBean to calculate who is older, and then displays the difference in years between the user and Duke and the average age difference of all users. The firstcup-war web application consists of the following:</text:span></text:p>
        </text:list-item>
        <text:list-item>
          <text:p text:style-name="P33"><text:span text:style-name="T6">greeting.xhtml: A Facelets-enabled XHTML page, which is a page that uses the JavaServer Faces Facelets tag libraries. Users can type their birth date in a field and submit it for comparison against Duke’s birth date.</text:span></text:p>
        </text:list-item>
        <text:list-item>
          <text:p text:style-name="P33"><text:soft-page-break/><text:span text:style-name="T6">response.xhtml: A Facelets-enabled XHTML page that tells the user whether he or she is older or younger than Duke, based on the date the user entered in the greeting.xhtml page, and displays the average age difference of all users.</text:span></text:p>
        </text:list-item>
        <text:list-item>
          <text:p text:style-name="P33"><text:span text:style-name="T6">DukesBDay.java: A CDI managed bean that defines properties to hold the user’s birth date, uses the JAX-RS Client API to get Duke’s current age from the DukesAgeResource web service, and calculates the age difference between the user and Duke from the enterprise bean.</text:span></text:p>
        </text:list-item>
        <text:list-item>
          <text:p text:style-name="P33"><text:span text:style-name="T6">web.xml: The web application’s deployment descriptor, which is used to configure certain aspects of a web application when it is installed. In this case, it is used to provide a mapping to the application’s FacesServlet instance, which accepts incoming requests, passes them to the life cycle for processing, and initializes resources. It also specifies greeting.xhtml as the welcome file for the application.</text:span></text:p>
        </text:list-item>
        <text:list-item>
          <text:p text:style-name="P33"><text:span text:style-name="T6">WebMessages.properties and WebMessages_es.properties: Java programming language properties files that contain the localized strings used in greeting.xhtml and response.xhtml. By default, the English language strings in WebMessages.properties are used, but Spanish language strings are also provided in WebMessages_es.properties.</text:span></text:p>
        </text:list-item>
        <text:list-item>
          <text:p text:style-name="P33"><text:span text:style-name="T6">DukesBirthdayBean.java: as described above, the enterprise bean packaged within the firstcup-war application. DukesBirthdayBean calculates the difference between the user’s birthday and Duke’s birthday.</text:span></text:p>
        </text:list-item>
      </text:list>
      <text:h text:style-name="P17" text:outline-level="3"><text:bookmark-start text:name="__RefHeading___Toc471_4280238967"/><text:span text:style-name="T17">Tiers in the Example Applications</text:span><text:bookmark-end text:name="__RefHeading___Toc471_4280238967"/></text:h>
      <text:p text:style-name="First_20_line_20_indent">The example applications have a web tier component (the firstcup-war web client), three business tier components (the DukesAgeResource web service, the FirstcupUser entity, and the DukesBirthdayBean enterprise bean), and an enterprise information system (EIS) tier (the data in the Apache Derby database table). The user’s web browser is the client tier component, as it accesses the rest of the application through the web tier.</text:p>
      <text:h text:style-name="Heading_20_3" text:outline-level="3"><text:bookmark-start text:name="__RefHeading___Toc473_4280238967"/>Java EE Technologies Used in the Example Applications<text:bookmark-end text:name="__RefHeading___Toc473_4280238967"/></text:h>
      <text:p text:style-name="First_20_line_20_indent">The DukesAgeResource web service is a JAX-RS resource. The DukesBirthdayBean enterprise bean is a stateless session bean. The FirstcupUser <text:soft-page-break/>entity is a Java Persistence API entity. The DukesBDay CDI managed bean uses the JAX-RS client API to access the DukesAgeResource web service. The firstcup-war web client is a JavaServer Faces application that runs in the web container of the Java EE server.</text:p>
      <text:p text:style-name="First_20_line_20_indent"/>
      <text:h text:style-name="Heading_20_2" text:outline-level="2">Coding the dukes-age <text:span text:style-name="T20">Example</text:span> Application</text:h>
      <text:p text:style-name="First_20_line_20_indent">This section describes how to code the dukes-age example application, a web application containing a JAX-RS RESTful web service endpoi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adornments="Normal" style:font-family-generic="roman" style:font-pitch="variable" style:font-charset="x-symbol"/>
    <style:font-face style:name="Arial" svg:font-family="Arial, Helvetica, sans-serif"/>
    <style:font-face style:name="Monaco" svg:font-family="Monaco, 'Bitstream Vera Sans Mono', 'Lucida Console', Terminal, 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bf0041"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3cm" fo:margin-right="0cm" fo:margin-top="0.353cm" fo:margin-bottom="0.212cm" loext:contextual-spacing="false" fo:text-indent="0cm" style:auto-text-indent="false" style:page-number="auto"/>
      <style:text-properties fo:color="#2a6099" fo:font-size="115%" fo:font-style="italic"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247cm" fo:margin-bottom="0.212cm" loext:contextual-spacing="false" fo:text-indent="0cm" style:auto-text-indent="false" style:page-number="auto">
        <style:tab-stops/>
      </style:paragraph-properties>
      <style:text-properties fo:color="#800080" fo:font-size="101%" fo:font-style="italic"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8T15:43:17.046000000</meta:creation-date>
    <meta:generator>LibreOffice/6.4.1.2$Windows_X86_64 LibreOffice_project/4d224e95b98b138af42a64d84056446d09082932</meta:generator>
    <dc:date>2020-03-21T17:29:45.663000000</dc:date>
    <meta:editing-duration>PT1H43M5S</meta:editing-duration>
    <meta:editing-cycles>22</meta:editing-cycles>
    <meta:document-statistic meta:table-count="0" meta:image-count="0" meta:object-count="0" meta:page-count="7" meta:paragraph-count="80" meta:word-count="1411" meta:character-count="8913" meta:non-whitespace-character-count="7612"/>
  </office:meta>
</office:document-meta>
</file>